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76000001D419806B94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2.931cm" svg:height="9.606cm" draw:z-index="0"><draw:image xlink:href="Pictures/1000000000000276000001D419806B9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nférence </text:p>
      <text:p text:style-name="P2"><text:span text:style-name="T1">«</text:span><text:span text:style-name="T2">Ensemble de librairies Hoa</text:span><text:span text:style-name="T3"> </text:span><text:span text:style-name="T1">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en Gallou</meta:initial-creator>
    <meta:creation-date>2013-05-21T11:26:04</meta:creation-date>
    <dc:date>2013-10-24T16:47:54</dc:date>
    <dc:creator>Adrien Gallou</dc:creator>
    <meta:editing-duration>PT7M54S</meta:editing-duration>
    <meta:editing-cycles>5</meta:editing-cycles>
    <meta:generator>LibreOffice/3.3$Unix LibreOffice_project/330m19$Build-401</meta:generator>
    <meta:document-statistic meta:table-count="0" meta:image-count="1" meta:object-count="0" meta:page-count="1" meta:paragraph-count="2" meta:word-count="6" meta:character-count="40"/>
  </office:meta>
</office:document-meta>
</file>